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fo:font-size="11pt" style:font-size-asian="11pt" style:font-size-complex="11pt"/>
    </style:style>
    <style:style style:name="P2" style:family="paragraph" style:parent-style-name="Standard">
      <style:text-properties style:font-name="Liberation Mono" fo:font-size="11pt" fo:font-weight="bold" style:font-size-asian="11pt" style:font-weight-asian="bold" style:font-size-complex="11pt" style:font-weight-complex="bold"/>
    </style:style>
    <style:style style:name="P3" style:family="paragraph" style:parent-style-name="Standard">
      <style:text-properties style:font-name="Liberation Mono"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officeooo:rsid="00133602"/>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style:font-name="Liberation Mono"/>
    </style:style>
    <style:style style:name="T5" style:family="text">
      <style:text-properties style:font-name="Liberation Mono" fo:font-size="10.5pt" style:font-size-asian="10.5pt" style:font-size-complex="10.5pt"/>
    </style:style>
    <style:style style:name="T6" style:family="text">
      <style:text-properties style:font-name="Liberation Mono"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ponse to Reviewer Comments</text:p>
      <text:p text:style-name="P2"/>
      <text:p text:style-name="P2">## Spatial Resolution and Network Infrastructure</text:p>
      <text:p text:style-name="P1"/>
      <text:p text:style-name="P1">One of the main concerns related to what further insights higher spatial resolution can provide compared to Victoria et al. [1].</text:p>
      <text:p text:style-name="P1"/>
      <text:p text:style-name="P1">Spatial resolution is critical to assess grid bottlenecks and how they can be relieved by a new hydrogen network. [1] was focused on pathways of changes from 2020-50 and, for this reason, had to sacrifice spatial detail about energy networks. With the one-node-per-country model from [1], very little reliable can be said about competition between electricity and hydrogen networks. Our study pushes the resolution to 181 nodes for the whole of Europe, which allows to provide the first examination of what role a hydrogen grid can play in a detailed sector-coupled model. Only recent computational advances have allowed us to perform such a detailed study.</text:p>
      <text:p text:style-name="P1"/>
      <text:p text:style-name="P1">For this study, we have added data about the existing natural gas network with retrofitting options for hydrogen transport and regional salt cavern potentials for hydrogen storage. Combined with a higher spatial network resolution connecting 181 regions, this allows several analyses that were impossible with a one-node-per-country model.</text:p>
      <text:p text:style-name="P1"/>
      <text:p text:style-name="P1">Previous studies (e.g. Frysztacki et al. [2], Fig. 4) have shown that one-node-per-country models have a strong bias toward remote resources like offshore wind because costs to resolve country-internal transmission bottlenecks that constrain their integration are not captured. This bias will distort infrastructure needs but is much reduced with 181 regions.</text:p>
      <text:p text:style-name="P1"/>
      <text:p text:style-name="P1">Only with detailed network resolution can we suitably investigate what infrastructure options can cost-effectively integrate high-yield generation sites with demand clusters, synfuel production and geological storage. A one-node-per-country version could not have adequately judged where there are retrofitting options for legacy gas pipelines or where geological storage are available to support the development of a hydrogen supply chain.</text:p>
      <text:p text:style-name="P1"/>
      <text:p text:style-name="P1">We are unaware of other academic publications comprehensively studying the system benefits of hydrogen pipelines that consider repurposing the existing gas network and the locations of low-cost cavern storage potentials, even though the European gas industry conjures this vision. Hence, we think our study would make a valuable addition to the literature and attract the broad interest of Joule's readership.</text:p>
      <text:p text:style-name="P1"/>
      <text:p text:style-name="P1">We have clarified these novelties in the introduction and abstract of the revised manuscript.</text:p>
      <text:p text:style-name="P1"/>
      <text:p text:style-name="P2">## Temporal Resolution</text:p>
      <text:p text:style-name="P1"/>
      <text:p text:style-name="P1">The reviewer was concerned that 3-hourly temporal resolution is not sufficient to see solar variability.</text:p>
      <text:p text:style-name="P1"/>
      <text:p text:style-name="P1">Several electricity system studies (e.g. Schyska et al. [3], Fig. 8) have indicated only minor differences between a 3-hourly and 1-hourly resolution as the coarser resolution is still sufficient to capture the solar daily fluctuations and asses short-term storage needs. As a sector-coupled system offers more options to manage variations, we do not expect <text:soft-page-break/>these findings to differ. Here, we chose 3-hourly time steps to be computationally able to investigate detailed network infrastructure questions, which would not be possible with a coarser model.</text:p>
      <text:p text:style-name="P1"/>
      <text:p text:style-name="P1">In response to the reviewer's remarks, we have <text:span text:style-name="T1">also </text:span>included a comparison to Victoria et al. [1] in the revised manuscript.</text:p>
      <text:p text:style-name="P1"/>
      <text:p text:style-name="P2">## References</text:p>
      <text:p text:style-name="P1"/>
      <text:p text:style-name="Standard"><text:span text:style-name="T6">[1] Marta Victoria, Elisabeth Zeyen, Tom Brown, Speed of technological transformations required in Europe to achieve different climate goals, <text:line-break/>Joule, Volume 6, Issue 5, 2022, Pages 1066-1086, </text:span><text:a xlink:type="simple" xlink:href="https://doi.org/10.1016/j.joule.2022.04.016" text:style-name="Internet_20_link" text:visited-style-name="Visited_20_Internet_20_Link"><text:span text:style-name="T6">https://doi.org/10.1016/j.joule.2022.04.016</text:span></text:a><text:span text:style-name="T6">. <text:line-break/><text:line-break/>[2] Martha Maria Frysztacki, Jonas Hörsch, Veit Hagenmeyer, Tom Brown, <text:line-break/>The strong effect of network resolution on electricity system models with high shares of wind and solar, Applied Energy, Volume 291, 2021, 116726, <text:line-break/></text:span><text:a xlink:type="simple" xlink:href="https://doi.org/10.1016/j.apenergy.2021.116726" text:style-name="Internet_20_link" text:visited-style-name="Visited_20_Internet_20_Link"><text:span text:style-name="T6">https://doi.org/10.1016/j.apenergy.2021.116726</text:span></text:a><text:span text:style-name="T6">. <text:line-break/><text:line-break/>[3] Bruno U. Schyska, Alexander Kies, Markus Schlott, Lueder von Bremen, Wided Medjroubi, The sensitivity of power system expansion models, Joule, Volume 5, Issue 10, 2021, Pages 2606-2624, </text:span><text:a xlink:type="simple" xlink:href="https://doi.org/10.1016/j.joule.2021.07.017" text:style-name="Internet_20_link" text:visited-style-name="Visited_20_Internet_20_Link"><text:span text:style-name="T6">https://doi.org/10.1016/j.joule.2021.07.017</text:span></text:a><text:span text:style-name="T6">. </text:span></text:p>
      <text:p text:style-name="P1"/>
      <text:p text:style-name="P3">Reviewer Comments</text:p>
      <text:p text:style-name="P2"/>
      <text:p text:style-name="P2">## Overview</text:p>
      <text:p text:style-name="P1"/>
      <text:p text:style-name="Standard"><text:span text:style-name="T6">This research article focuses on the assessment of benefits of hydrogen network expansion in Europe. This research topic is timely and relevant for the energy community. However, in my opinion, the novelties of this work are just incremental in comparison with previous works, including this study: </text:span><text:a xlink:type="simple" xlink:href="https://doi.org/10.1016/j.joule.2022.04.016" text:style-name="Internet_20_link" text:visited-style-name="Visited_20_Internet_20_Link"><text:span text:style-name="T6">https://doi.org/10.1016/j.joule.2022.04.016</text:span></text:a><text:span text:style-name="T6">. For example, what is the value of increasing the spatial resolution from 37-nodes to 181-nodes network representation? Also, I am wondering if a 3-hours temporal resolution is enough to capture the variability of wind and solar photovoltaic power generation. For example, using 3-hours temporal resolution could underestimate the needs for short-duration energy storage capacity and increase the role of long-duration energy storage, seasonal energy storage, and hydrogen. I am providing some comments that are intended to help the authors to improve the manuscript.</text:span></text:p>
      <text:p text:style-name="P1"/>
      <text:p text:style-name="P2">## Comments</text:p>
      <text:p text:style-name="P1"/>
      <text:p text:style-name="Standard"><text:span text:style-name="T6">I. The authors should demonstrate the novelties of this study and the value associated with the increased spatial resolution for the analysis of hydrogen network expansion in Europe. Why was reference # 10 (</text:span><text:a xlink:type="simple" xlink:href="https://doi.org/10.1016/j.joule.2022.04.016" text:style-name="Internet_20_link" text:visited-style-name="Visited_20_Internet_20_Link"><text:span text:style-name="T6">https://doi.org/10.1016/j.joule.2022.04.016</text:span></text:a><text:span text:style-name="T6">) not included in section "Comparison to Related Literature"?</text:span></text:p>
      <text:p text:style-name="P1"/>
      <text:p text:style-name="P1">II. I am wondering if a 3-hours temporal resolution is enough to capture the variability of variable renewable energies, e.g., wind and solar photovoltaic power sources. Indeed, using 3-hours temporal resolution could result in underestimated deployment of short-duration energy storage capacity and increased long-duration energy storage, seasonal energy storage, and hydrogen deployment. Could you please run a small test case, e.g., involving just 3-5 countries in Europe to quantify the impacts of a 1-hour versus a 3-hours temporal resolution in your mod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14:45:18.920655524</meta:creation-date>
    <dc:date>2022-09-05T14:56:00.858598967</dc:date>
    <meta:editing-duration>PT31S</meta:editing-duration>
    <meta:editing-cycles>1</meta:editing-cycles>
    <meta:document-statistic meta:table-count="0" meta:image-count="0" meta:object-count="0" meta:page-count="2" meta:paragraph-count="21" meta:word-count="842" meta:character-count="5883" meta:non-whitespace-character-count="5054"/>
    <meta:generator>LibreOffice/7.2.7.2$Linux_X86_64 LibreOffice_project/20$Build-2</meta:generator>
  </office:meta>
</office:document-meta>
</file>